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gativeDurationTest.should_throw_exception_when_duration_is_negative_for_after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gativeDurationTest.should_throw_exception_when_duration_is_negative_for_timeout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